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a45" officeooo:paragraph-rsid="0009ca45"/>
    </style:style>
    <style:style style:name="P2" style:family="paragraph" style:parent-style-name="Standard">
      <style:text-properties officeooo:rsid="0009ca45" officeooo:paragraph-rsid="000cb576"/>
    </style:style>
    <style:style style:name="P3" style:family="paragraph" style:parent-style-name="Standard">
      <style:text-properties officeooo:rsid="000b867f" officeooo:paragraph-rsid="000b867f"/>
    </style:style>
    <style:style style:name="P4" style:family="paragraph" style:parent-style-name="Standard">
      <style:text-properties officeooo:rsid="000cb576" officeooo:paragraph-rsid="000cb576"/>
    </style:style>
    <style:style style:name="P5" style:family="paragraph" style:parent-style-name="Standard">
      <style:text-properties officeooo:rsid="000e7f1f" officeooo:paragraph-rsid="000e7f1f"/>
    </style:style>
    <style:style style:name="T1" style:family="text">
      <style:text-properties officeooo:rsid="000b867f"/>
    </style:style>
    <style:style style:name="T2" style:family="text">
      <style:text-properties officeooo:rsid="000cb5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d <text:s/>~/Aulas/mongodb</text:p>
      <text:p text:style-name="P1">./bin/mongo</text:p>
      <text:p text:style-name="P1"/>
      <text:p text:style-name="P1">&gt; use dbAula2</text:p>
      <text:p text:style-name="P1">switched to db dbAula2</text:p>
      <text:p text:style-name="P1"/>
      <text:p text:style-name="P1">/*<text:span text:style-name="T1">inserindo valores</text:span>*/</text:p>
      <text:p text:style-name="P2">&gt; db.collection_aula2.insert({nome:"<text:span text:style-name="T2">silva</text:span>", dataNascimento:ISODate("198<text:span text:style-name="T2">5</text:span>-05-28"),disciplina:"<text:span text:style-name="T1">CDBDN</text:span>"})</text:p>
      <text:p text:style-name="P2">WriteResult({ "nInserted" : 1 })</text:p>
      <text:p text:style-name="P2"/>
      <text:p text:style-name="P2">&gt; db.collection_aula2.insert({nome:"thiago", dataNascimento:ISODate("1986-05-28"),disciplina:<text:span text:style-name="T1">[</text:span>"<text:span text:style-name="T1">CDBDN</text:span>", "<text:span text:style-name="T1">NoSql</text:span>", "<text:span text:style-name="T1">ILE</text:span>"<text:span text:style-name="T1"> </text:span>, "<text:span text:style-name="T1">AQD</text:span>"<text:span text:style-name="T1">]</text:span>})</text:p>
      <text:p text:style-name="P1">WriteResult({ "nInserted" : 1 })</text:p>
      <text:p text:style-name="P1"/>
      <text:p text:style-name="P2">&gt; db.collection_aula2.insert({nome:"jucelio", dataNascimento:ISODate("1980-03-02"),disciplina:<text:span text:style-name="T1">[</text:span>"<text:span text:style-name="T1">CDBDN</text:span>", "<text:span text:style-name="T1">NoSql</text:span>", "<text:span text:style-name="T1">ILE</text:span>"<text:span text:style-name="T1"> </text:span>, "<text:span text:style-name="T1">AQD</text:span>"<text:span text:style-name="T1">]</text:span>})</text:p>
      <text:p text:style-name="P1">WriteResult({ "nInserted" : 1 })</text:p>
      <text:p text:style-name="P1"/>
      <text:p text:style-name="P2">&gt; db.collection_aula2.insert({nome:"viviane", dataNascimento:ISODate("1973-12-20"),disciplina:<text:span text:style-name="T1">[</text:span>"<text:span text:style-name="T1">CDBDN</text:span>", "<text:span text:style-name="T1">NoSql</text:span>", "<text:span text:style-name="T1">ILE</text:span>"<text:span text:style-name="T1"> </text:span>, "<text:span text:style-name="T1">AQD</text:span>"<text:span text:style-name="T1">]</text:span>})</text:p>
      <text:p text:style-name="P1">WriteResult({ "nInserted" : 1 })</text:p>
      <text:p text:style-name="P1"/>
      <text:p text:style-name="P1">&gt; show collections</text:p>
      <text:p text:style-name="P1">collection_aula2</text:p>
      <text:p text:style-name="P1"/>
      <text:p text:style-name="P1">/*<text:span text:style-name="T1">Procura pessoa com menor data de nascimento</text:span>*/</text:p>
      <text:p text:style-name="P4">&gt; db.collection_aula2.find({}).sort({dataNascimento:1}).limit(1)</text:p>
      <text:p text:style-name="P4">{ "_id" : ObjectId("58250306b29bb78c199c8795"), "nome" : "viviane", "dataNascimento" : ISODate("1973-12-20T00:00:00Z"), "disciplina" : [ "CDBDN", "NoSql", "ILE", "AQD" ] }</text:p>
      <text:p text:style-name="P4"/>
      <text:p text:style-name="P4">/*Atualizar nota na disciplina*/</text:p>
      <text:p text:style-name="P4"/>
      <text:p text:style-name="P5">&gt; db.collection_aula2.update({nome:"thiago",disciplina:"NoSql"},{$set:{nota:"5"}})</text:p>
      <text:p text:style-name="P5">WriteResult({ "nMatched" : 1, "nUpserted" : 0, "nModified" : 1 })</text:p>
      <text:p text:style-name="P5"/>
      <text:p text:style-name="P5">/*Apagando um dos nomes*/</text:p>
      <text:p text:style-name="P5">&gt; db.collection_aula2.remove({nome:"silva"})</text:p>
      <text:p text:style-name="P5">WriteResult({ "nRemoved" : 1 })</text:p>
      <text:p text:style-name="P5"/>
      <text:p text:style-name="P5"/>
      <text:p text:style-name="P5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20:32:37.395164366</meta:creation-date>
    <dc:date>2016-11-10T21:47:42.976369462</dc:date>
    <meta:editing-duration>PT24M4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116" meta:character-count="1296" meta:non-whitespace-character-count="1203"/>
  </office:meta>
</office:document-meta>
</file>